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37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J. R.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Page 1]</text:p>
      <text:p text:style-name="P5">For a funeral<text:span text:style-name="T1">/</text:span></text:p>
      <text:p text:style-name="P6"><text:span text:style-name="T1">Israelites. <text:s/>Scarcely any one will believe that I stand here as/ the interpreter of the sentiments of my brother, whose/ decaying body is enshrined in a narrow casket, but whose/ undying spirit ascends higher and higher through the illimit-/-able </text:span><text:span text:style-name="T2">sphere</text:span><text:span text:style-name="T3"> regions of </text:span><text:span text:style-name="T2">all</text:span><text:span text:style-name="T3"> eternity. <text:s/>I recall his </text:span><text:span text:style-name="T2">presence to my</text:span><text:span text:style-name="T3"> gentle looks/ </text:span><text:span text:style-name="T2">memory</text:span><text:span text:style-name="T3">, and think that </text:span><text:span text:style-name="T2">I hear him</text:span><text:span text:style-name="T3"> he pleadingly urges me to speak./ <text:s/>What are the utterances which this </text:span><text:span text:style-name="T2">imparadised</text:span><text:span text:style-name="T3"> Hebrew/ now imparadised dictates? <text:s/>You </text:span><text:span text:style-name="T2">may</text:span><text:span text:style-name="T3"> say: Perhaps J. R. </text:span><text:span text:style-name="T2">would</text:span><text:span text:style-name="T3"> will rejoice in heaven </text:span><text:span text:style-name="T2">that</text:span><text:span text:style-name="T3">/ </text:span><text:span text:style-name="T2">heal</text:span><text:span text:style-name="T3"> if his praise be rehearsed upon earth. <text:s/>We mortals/ delight so </text:span><text:span text:style-name="T2">much</text:span><text:span text:style-name="T3"> greatly in hearing our virtues acknowledged,/ and publicly extolled, that we imagine it may be so </text:span><text:span text:style-name="T2">also</text:span><text:span text:style-name="T3"> likewise with/ those who have departed hence. <text:s/>They may wish that/ some will rise among a circle of mourning friends,/ and name the qualities of the heart or the endowments of the intellect</text:span><text:span text:style-name="T2">ual</text:span><text:span text:style-name="T3">/ </text:span><text:span text:style-name="T2">capacities</text:span><text:span text:style-name="T3"> which distinguished them. <text:s/></text:span><text:span text:style-name="T2">If it</text:span><text:span text:style-name="T3"> Were it so,/ my deceased coreligionist might becomingly ask that/ I will point to the amiability of temper</text:span><text:span text:style-name="T2">ament</text:span><text:span text:style-name="T3">,/ which, according to the assurance of all who knew/ him well, was his characteristic; or that I will/ dwell on his affectionate disposition, as exhibited at/ home and beyond its precincts; or that I will enlarge/ upon his habits of industry, his devotion to social duties,/</text:span></text:p>
      <text:p text:style-name="P6"><text:span text:style-name="T3"/></text:p>
      <text:p text:style-name="P6"><text:span text:style-name="T3">[Page 2]</text:span></text:p>
      <text:p text:style-name="P6"><text:span text:style-name="T3">his total absence from pride, or an undue self-ap-/-preciation. <text:s/>for, those goodly traits, which beautify hu-/man </text:span><text:span text:style-name="T2">existence</text:span><text:span text:style-name="T3"> nature, have been depicted to me as the posses-/-sion of our lamented brother in faith. <text:s/>But not to request/ a panegyric, however merited, does his spirit com-/- mune </text:span><text:span text:style-name="T2">now at present</text:span><text:span text:style-name="T3"> </text:span><text:soft-page-break/><text:span text:style-name="T3">now with mine. <text:s/>Not the laudation of a/ fallible being, whose [?] </text:span><text:span text:style-name="T2">must</text:span><text:span text:style-name="T3"> may either fall short of/ the truth, or offend truth, and be, at all wants, profit-/-less to the departed, J. R. seeks at my hands./</text:span></text:p>
      <text:p text:style-name="P6"><text:span text:style-name="T3">I might follow the bent of my own mind </text:span><text:span text:style-name="T2">and</text:span><text:span text:style-name="T3"> and delivery an elegy, if not a eulogy, de-/-ploring </text:span><text:span text:style-name="T2">his</text:span><text:span text:style-name="T3"> a lingering death at an age when physical vigour is/ mostly in its prime, and life presents bright prospects, the/ brighter when offered by domestic surroundings, by/ the pleasurable anticipations of conjugal and parent-/-al ties. <text:s/>But to do as I feel inclined, would be/ to tell what all within reach of my voice know and/ sympathize with. <text:s/>It would be to deepen sorrow/ already keen and distressing. <text:s/>My message is, on/ the contrary, one of consolation. <text:s/>He that expe-/-rienced evidences of the tenderest love, when love alone/ could smooth the aching pillow; he that was/ watched over with ceaseless care by day and by night,/</text:span></text:p>
      <text:p text:style-name="P6"><text:span text:style-name="T3"/></text:p>
      <text:p text:style-name="P6"><text:span text:style-name="T3">[Page 3]</text:span></text:p>
      <text:p text:style-name="P6"><text:span text:style-name="T3">whose every motion--was studied with the/ view to chase away the </text:span><text:span text:style-name="T2">dread</text:span><text:span text:style-name="T3"> terrors of approaching/ death, whose last hours were made painless by the/ thought that his nearest and dearest would be/ anxiously </text:span><text:span text:style-name="T2">be</text:span><text:span text:style-name="T3"> provided for; </text:span><text:span text:style-name="T2">[?]</text:span><text:span text:style-name="T3"> I mean, our brother now eternized/ in the realms of spirituality, has but blessings and/ thanks for her who proved herself </text:span><text:span text:style-name="T2">a</text:span><text:span text:style-name="T3"> his tutelary angel,/ and for all who mercifully joined in acts of unwearied/ attention. <text:s/>In his name I express gratitude to/ the living, and bestow benedictions upon those </text:span><text:span text:style-name="T2">living</text:span><text:span text:style-name="T3"> who did/ him abundant good, while he breathed the breath of this terrestrial/ </text:span><text:span text:style-name="T2">life.</text:span><text:span text:style-name="T3"> existence. <text:s/>In his name I bide the bereaved </text:span><text:span text:style-name="T2">to</text:span><text:span text:style-name="T3"> look/ heavenward for the reward promised to deeds of/ humanity. <text:s/>It will surely crown the creatures who/ </text:span><text:span text:style-name="T2">copy their Creator</text:span><text:span text:style-name="T3"> exercise </text:span><text:span text:style-name="T2">then</text:span><text:span text:style-name="T3"> such practical virtues of [Hebrew]/ [Hebrew]/ "Let mercy and truth never forsake thee, bind them, (as a/ chain) around thy neck; write them upon the tablets/ of thy heart; so shalt thou find favor and good will/ in the sight of God and man"; and the Sages of Israel/ have taught that </text:span><text:span text:style-name="T2">to be God like is</text:span><text:span text:style-name="T3"> to alleviate </text:span><text:span text:style-name="T2">the</text:span><text:span text:style-name="T3">/ the sufferings inherent in our nature, is to be God-like./</text:span></text:p>
      <text:p text:style-name="P6"><text:span text:style-name="T3"/></text:p>
      <text:p text:style-name="P6"><text:span text:style-name="T3">[Page 4]</text:span></text:p>
      <text:p text:style-name="P6"><text:span text:style-name="T3">The one among the mourners, who specially considers/ herself forlorn by reason of </text:span><text:span text:style-name="T2">the</text:span><text:span text:style-name="T3"> a very sad loss, should/ recognize in her widowhood the sweet pledge of her husband's/ </text:span><text:span text:style-name="T2">love, of that bond of</text:span><text:span text:style-name="T3"> affection, surviving the grave. <text:s/>In caring for/ </text:span><text:span text:style-name="T2">it</text:span><text:span text:style-name="T3"> that pledge, she will obtain comfort. <text:s/>May she rise above/ her anguish of spirit, and by training in righteous-/-ness the </text:span><text:span text:style-name="T2">male</text:span><text:span text:style-name="T3"> child confided to her trust, may/ she find an </text:span><text:span text:style-name="T2">exhaustless</text:span><text:span text:style-name="T3"> ever refreshing source of satisfaction. <text:s/>May/ the Almighty, from whom all our powers for good/ </text:span><text:span text:style-name="T2">are derived, vouchsafe</text:span><text:span text:style-name="T3"> proceed, deign to endow the young mother/ with bodily strength and mental </text:span><text:span text:style-name="T2">capacities anguish</text:span><text:span text:style-name="T3"> capacities equal/ to the task imposed upon her by nature and by the/ sacred memories </text:span><text:span text:style-name="T2">of</text:span><text:span text:style-name="T3"> recalling him </text:span><text:span text:style-name="T2">that</text:span><text:span text:style-name="T3"> who has been </text:span><text:span text:style-name="T2">translated</text:span><text:span text:style-name="T3"> summoned/ to heaven. <text:s/>May those who will aid her with counsel/ and means share in the glory of having raised a </text:span><text:span text:style-name="T2">Hebrew</text:span><text:span text:style-name="T3">/ fatherless Hebrew </text:span><text:span text:style-name="T2">child to</text:span><text:span text:style-name="T3"> boy in the path of religion. </text:span><text:span text:style-name="T2">and rectitude.</text:span><text:span text:style-name="T3">/ </text:span></text:p>
      <text:p text:style-name="P6"><text:span text:style-name="T3">And Thou compassionate Lord, forgive the </text:span><text:span text:style-name="T2">tres</text:span><text:span text:style-name="T3"> trespas-/-ses which Thy servant J. R. may have comm itted, and/ grant him </text:span><text:span text:style-name="T2">soul</text:span><text:span text:style-name="T3"> the joys of immortality because of </text:span><text:span text:style-name="T2">his</text:span><text:span text:style-name="T3">/ the virtues </text:span><text:span text:style-name="T2">as</text:span><text:span text:style-name="T3"> he practised in </text:span><text:span text:style-name="T2">all</text:span><text:span text:style-name="T3"> the various relations relations[sic!] of life vouchsafe to fulfil[sic!] in him/ the sentence:/ [Hebrew]/ [Hebrew]. <text:s/></text:span><text:span text:style-name="T2">That To</text:span><text:span text:style-name="T3"> Oh! deliver his soul from passing through/ the pit, </text:span><text:span text:style-name="T2">to</text:span><text:span text:style-name="T3"> that it may enjoy the vision of the unquenchable light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1T15:48:29.76</meta:creation-date>
    <dc:date>2012-10-15T10:46:05.55</dc:date>
    <dc:creator>Penn Libraries</dc:creator>
    <meta:editing-duration>PT00H45M25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71" meta:word-count="1044" meta:character-count="6465"/>
  </office:meta>
</office:document-meta>
</file>